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6465in"/>
    </style:style>
    <style:style style:name="Table1.B" style:family="table-column">
      <style:table-column-properties style:column-width="2.2861in"/>
    </style:style>
    <style:style style:name="Table1.C" style:family="table-column">
      <style:table-column-properties style:column-width="2.9924in"/>
    </style:style>
    <style:style style:name="Table1.A1" style:family="table-cell">
      <style:table-cell-properties style:vertical-align="middle" fo:padding="0.0194in" fo:border="none"/>
    </style:style>
    <style:style style:name="P1" style:family="paragraph" style:parent-style-name="Text_20_body">
      <style:paragraph-properties fo:margin-left="0.0063in" fo:margin-right="0in" fo:text-indent="0in" style:auto-text-indent="false">
        <style:tab-stops/>
      </style:paragraph-properties>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text-properties style:font-name="Calibri" fo:font-size="10pt" style:font-size-asian="10pt" style:font-size-complex="10pt"/>
    </style:style>
    <style:style style:name="P5" style:family="paragraph" style:parent-style-name="Standard" style:list-style-name="L1">
      <style:text-properties style:font-name="Calibri" fo:font-size="10pt" style:font-size-asian="10pt" style:font-size-complex="10pt"/>
    </style:style>
    <style:style style:name="P6" style:family="paragraph" style:parent-style-name="Standard" style:list-style-name="L1">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text-properties style:font-name="Calibri" fo:font-size="10pt" style:text-underline-style="none" fo:font-weight="normal" style:font-size-asian="10pt" style:font-weight-asian="normal" style:font-size-complex="10pt" style:font-weight-complex="normal"/>
    </style:style>
    <style:style style:name="P8" style:family="paragraph" style:parent-style-name="Standard">
      <style:text-properties style:font-name="Calibri" fo:font-size="7pt" style:font-name-asian="Consolas" style:font-size-asian="7pt" style:font-name-complex="Consolas" style:font-size-complex="7pt"/>
    </style:style>
    <style:style style:name="P9" style:family="paragraph" style:parent-style-name="Standard">
      <style:text-properties style:font-name="Calibri" fo:font-size="7pt" style:font-size-asian="7pt" style:font-size-complex="7pt"/>
    </style:style>
    <style:style style:name="P10" style:family="paragraph" style:parent-style-name="Standard">
      <style:text-properties fo:color="#646464" style:font-name="Calibri" fo:font-size="7pt" style:font-name-asian="Consolas" style:font-size-asian="7pt" style:font-name-complex="Consolas" style:font-size-complex="7pt"/>
    </style:style>
    <style:style style:name="P11" style:family="paragraph" style:parent-style-name="Standard" style:list-style-name="L1">
      <style:paragraph-properties fo:margin-left="0.0063in" fo:margin-right="0in" fo:text-indent="0.4953in" style:auto-text-indent="false">
        <style:tab-stops/>
      </style:paragraph-properties>
      <style:text-properties fo:font-size="10pt" style:font-size-asian="10pt" style:font-size-complex="10pt"/>
    </style:style>
    <style:style style:name="P12" style:family="paragraph" style:parent-style-name="Standard" style:list-style-name="L1">
      <style:paragraph-properties fo:margin-left="0.0063in" fo:margin-right="0in" fo:text-indent="0.4953in" style:auto-text-indent="false">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list-style-name="L1">
      <style:paragraph-properties fo:margin-left="0.0063in" fo:margin-right="0in" fo:text-indent="0.4953in" style:auto-text-indent="false">
        <style:tab-stops/>
      </style:paragraph-properties>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list-style-name="L1">
      <style:paragraph-properties fo:margin-left="0.0063in" fo:margin-right="0in" fo:text-indent="0.4953in" style:auto-text-indent="false">
        <style:tab-stops/>
      </style:paragraph-properties>
      <style:text-properties style:font-name="Calibri" fo:font-size="10pt" style:font-size-asian="10pt" style:font-size-complex="10pt"/>
    </style:style>
    <style:style style:name="P15" style:family="paragraph" style:parent-style-name="Standard" style:list-style-name="L1">
      <style:paragraph-properties fo:margin-left="0.0063in" fo:margin-right="0in" fo:text-indent="0.4953in" style:auto-text-indent="false">
        <style:tab-stops/>
      </style:paragraph-properties>
      <style:text-properties style:font-name="Calibri" fo:font-size="7pt" style:font-size-asian="7pt" style:font-size-complex="7pt"/>
    </style:style>
    <style:style style:name="P16" style:family="paragraph" style:parent-style-name="Standard" style:list-style-name="L1">
      <style:paragraph-properties fo:margin-left="0.0063in" fo:margin-right="0in" fo:text-indent="0.4953in" style:auto-text-indent="false">
        <style:tab-stops/>
      </style:paragraph-properties>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alibri" fo:font-size="10pt" style:font-name-asian="Consolas" style:font-size-asian="10pt" style:font-name-complex="Consolas" style:font-size-complex="10pt"/>
    </style:style>
    <style:style style:name="P18"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alibri" fo:font-size="7pt" style:font-name-asian="Consolas" style:font-size-asian="7pt" style:font-name-complex="Consolas" style:font-size-complex="7pt"/>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alibri" fo:font-size="7pt" style:font-name-asian="Consolas" style:font-size-asian="7pt" style:font-name-complex="Consolas" style:font-size-complex="7pt"/>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style:font-name="Calibri" fo:font-size="10pt" style:font-name-asian="Consolas" style:font-size-asian="10pt" style:font-name-complex="Consolas" style:font-size-complex="10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font-name="Calibri" fo:font-size="7pt" style:font-name-asian="Consolas" style:font-size-asian="7pt" style:font-name-complex="Consolas" style:font-size-complex="7pt"/>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style:font-name="Calibri" fo:font-size="7pt" style:font-size-asian="7pt" style:font-size-complex="7pt"/>
    </style:style>
    <style:style style:name="P23" style:family="paragraph" style:parent-style-name="Table_20_Contents">
      <style:text-properties style:font-name="Calibri" fo:font-size="7pt" style:font-size-asian="7pt" style:font-size-complex="7pt"/>
    </style:style>
    <style:style style:name="P24" style:family="paragraph" style:parent-style-name="Table_20_Heading">
      <style:text-properties style:font-name="Calibri" fo:font-size="7pt" style:font-size-asian="7pt" style:font-size-complex="7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0pt"/>
    </style:style>
    <style:style style:name="T6" style:family="text">
      <style:text-properties fo:font-weight="bold"/>
    </style:style>
    <style:style style:name="T7" style:family="text">
      <style:text-properties fo:font-size="7pt" style:font-size-asian="7pt" style:font-size-complex="7pt"/>
    </style:style>
    <style:style style:name="T8" style:family="text">
      <style:text-properties fo:color="#000000"/>
    </style:style>
    <style:style style:name="T9" style:family="text">
      <style:text-properties fo:color="#000000" style:font-name-asian="Consolas" style:font-name-complex="Consolas"/>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style:font-name-asian="Consolas" style:font-name-complex="Consolas"/>
    </style:style>
    <style:style style:name="T12" style:family="text">
      <style:text-properties fo:color="#000000" fo:font-style="italic" style:font-name-asian="Consolas" style:font-style-asian="italic" style:font-name-complex="Consolas"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underline-style="none"/>
    </style:style>
    <style:style style:name="T15" style:family="text">
      <style:text-properties fo:color="#000000" style:text-underline-style="none" fo:font-weight="bold" style:font-weight-asian="bold" style:font-weight-complex="bold"/>
    </style:style>
    <style:style style:name="T16" style:family="text">
      <style:text-properties fo:color="#000000" style:text-underline-style="none" fo:font-weight="normal" style:font-name-asian="Consolas" style:font-weight-asian="normal" style:font-name-complex="Consolas" style:font-weight-complex="normal"/>
    </style:style>
    <style:style style:name="T17" style:family="text">
      <style:text-properties fo:color="#000000" style:text-underline-style="none" style:font-name-asian="Consolas" style:font-name-complex="Consolas"/>
    </style:style>
    <style:style style:name="T18" style:family="text">
      <style:text-properties fo:color="#000000" style:font-name="Calibri" fo:font-size="10pt" style:font-name-asian="Consolas" style:font-size-asian="10pt" style:font-name-complex="Consolas" style:font-size-complex="10pt"/>
    </style:style>
    <style:style style:name="T19" style:family="text">
      <style:text-properties fo:color="#000000" style:font-name="Calibri" fo:font-size="7pt" fo:font-weight="bold" style:font-name-asian="Consolas" style:font-size-asian="7pt" style:font-weight-asian="bold" style:font-name-complex="Consolas" style:font-size-complex="7pt" style:font-weight-complex="bold"/>
    </style:style>
    <style:style style:name="T20" style:family="text">
      <style:text-properties fo:color="#000000" style:font-name="Calibri" fo:font-size="7pt" style:text-underline-style="solid" style:text-underline-width="auto" style:text-underline-color="font-color" fo:font-weight="bold" style:font-name-asian="Consolas" style:font-size-asian="7pt" style:font-weight-asian="bold" style:font-name-complex="Consolas" style:font-size-complex="7pt" style:font-weight-complex="bold"/>
    </style:style>
    <style:style style:name="T21" style:family="text">
      <style:text-properties fo:color="#000000" style:font-name="Calibri" fo:font-size="7pt" style:font-name-asian="Consolas" style:font-size-asian="7pt" style:font-name-complex="Consolas" style:font-size-complex="7pt"/>
    </style:style>
    <style:style style:name="T22" style:family="text">
      <style:text-properties fo:color="#000000" style:font-name="Calibri" style:font-name-asian="Consolas" style:font-name-complex="Consolas"/>
    </style:style>
    <style:style style:name="T23" style:family="text">
      <style:text-properties fo:color="#000000" fo:font-size="7pt" style:font-size-asian="7pt" style:font-size-complex="7pt"/>
    </style:style>
    <style:style style:name="T24" style:family="text">
      <style:text-properties fo:color="#000000" fo:font-size="7pt" style:font-name-asian="Consolas" style:font-size-asian="7pt" style:font-name-complex="Consolas" style:font-size-complex="7pt"/>
    </style:style>
    <style:style style:name="T25" style:family="text">
      <style:text-properties fo:color="#6a3e3e"/>
    </style:style>
    <style:style style:name="T26" style:family="text">
      <style:text-properties fo:color="#6a3e3e" style:text-underline-style="solid" style:text-underline-width="auto" style:text-underline-color="font-color"/>
    </style:style>
    <style:style style:name="T27" style:family="text">
      <style:text-properties fo:color="#6a3e3e" style:font-name-asian="Consolas" style:font-name-complex="Consolas"/>
    </style:style>
    <style:style style:name="T28" style:family="text">
      <style:text-properties fo:color="#6a3e3e" style:text-underline-style="none"/>
    </style:style>
    <style:style style:name="T29" style:family="text">
      <style:text-properties fo:color="#6a3e3e" style:text-underline-style="none" fo:font-weight="normal" style:font-name-asian="Consolas" style:font-weight-asian="normal" style:font-name-complex="Consolas" style:font-weight-complex="normal"/>
    </style:style>
    <style:style style:name="T30" style:family="text">
      <style:text-properties fo:color="#6a3e3e" style:text-underline-style="none" style:font-name-asian="Consolas" style:font-name-complex="Consolas"/>
    </style:style>
    <style:style style:name="T31" style:family="text">
      <style:text-properties fo:color="#7f0055" fo:font-weight="bold" style:font-weight-asian="bold" style:font-weight-complex="bold"/>
    </style:style>
    <style:style style:name="T32" style:family="text">
      <style:text-properties fo:color="#7f0055" fo:font-weight="bold" style:font-name-asian="Consolas" style:font-weight-asian="bold" style:font-name-complex="Consolas" style:font-weight-complex="bold"/>
    </style:style>
    <style:style style:name="T33" style:family="text">
      <style:text-properties fo:color="#7f0055" style:text-underline-style="none" fo:font-weight="bold" style:font-weight-asian="bold" style:font-weight-complex="bold"/>
    </style:style>
    <style:style style:name="T34" style:family="text">
      <style:text-properties fo:color="#7f0055" style:font-name="Calibri" fo:font-size="7pt" fo:font-weight="bold" style:font-name-asian="Consolas" style:font-size-asian="7pt" style:font-weight-asian="bold" style:font-name-complex="Consolas" style:font-size-complex="7pt" style:font-weight-complex="bold"/>
    </style:style>
    <style:style style:name="T35" style:family="text">
      <style:text-properties fo:color="#0000c0"/>
    </style:style>
    <style:style style:name="T36" style:family="text">
      <style:text-properties fo:color="#0000c0" fo:font-style="italic" fo:font-weight="bold" style:font-style-asian="italic" style:font-weight-asian="bold" style:font-style-complex="italic" style:font-weight-complex="bold"/>
    </style:style>
    <style:style style:name="T37" style:family="text">
      <style:text-properties fo:color="#0000c0" fo:font-style="italic" fo:font-weight="bold" style:font-name-asian="Consolas" style:font-style-asian="italic" style:font-weight-asian="bold" style:font-name-complex="Consolas" style:font-style-complex="italic" style:font-weight-complex="bold"/>
    </style:style>
    <style:style style:name="T38" style:family="text">
      <style:text-properties fo:color="#0000c0" fo:font-style="italic" style:font-style-asian="italic" style:font-style-complex="italic"/>
    </style:style>
    <style:style style:name="T39" style:family="text">
      <style:text-properties fo:color="#0000c0" fo:font-style="italic" style:font-name-asian="Consolas" style:font-style-asian="italic" style:font-name-complex="Consolas" style:font-style-complex="italic"/>
    </style:style>
    <style:style style:name="T40" style:family="text">
      <style:text-properties fo:color="#0000c0" fo:font-style="italic" style:text-underline-style="none" fo:font-weight="normal" style:font-name-asian="Consolas" style:font-style-asian="italic" style:font-weight-asian="normal" style:font-name-complex="Consolas" style:font-style-complex="italic" style:font-weight-complex="normal"/>
    </style:style>
    <style:style style:name="T41" style:family="text">
      <style:text-properties fo:color="#0000c0" fo:font-style="italic" style:text-underline-style="none" style:font-style-asian="italic" style:font-style-complex="italic"/>
    </style:style>
    <style:style style:name="T42" style:family="text">
      <style:text-properties fo:color="#0000c0" fo:font-style="italic" style:text-underline-style="none" style:font-name-asian="Consolas" style:font-style-asian="italic" style:font-name-complex="Consolas" style:font-style-complex="italic"/>
    </style:style>
    <style:style style:name="T43" style:family="text">
      <style:text-properties fo:color="#0000c0" style:text-underline-style="solid" style:text-underline-width="auto" style:text-underline-color="font-color" style:font-name-asian="Consolas" style:font-name-complex="Consolas"/>
    </style:style>
    <style:style style:name="T44" style:family="text">
      <style:text-properties fo:color="#0000c0" style:font-name-asian="Consolas" style:font-name-complex="Consolas"/>
    </style:style>
    <style:style style:name="T45" style:family="text">
      <style:text-properties fo:color="#2a00ff"/>
    </style:style>
    <style:style style:name="T46" style:family="text">
      <style:text-properties fo:color="#2a00ff" style:text-underline-style="none" fo:font-weight="normal" style:font-name-asian="Consolas" style:font-weight-asian="normal" style:font-name-complex="Consolas" style:font-weight-complex="normal"/>
    </style:style>
    <style:style style:name="T47" style:family="text">
      <style:text-properties fo:color="#2a00ff" style:font-name-asian="Consolas" style:font-name-complex="Consolas"/>
    </style:style>
    <style:style style:name="T48" style:family="text">
      <style:text-properties fo:color="#3f7f5f"/>
    </style:style>
    <style:style style:name="T49" style:family="text">
      <style:text-properties fo:color="#3f7f5f" fo:font-size="7pt" style:font-size-asian="7pt" style:font-size-complex="7pt"/>
    </style:style>
    <style:style style:name="T50" style:family="text">
      <style:text-properties fo:color="#3f7f5f" fo:font-size="7pt" style:text-underline-style="solid" style:text-underline-width="auto" style:text-underline-color="font-color" style:font-size-asian="7pt" style:font-size-complex="7pt"/>
    </style:style>
    <style:style style:name="T51" style:family="text">
      <style:text-properties fo:color="#646464"/>
    </style:style>
    <style:style style:name="T52" style:family="text">
      <style:text-properties fo:color="#646464" fo:font-size="7pt" style:font-size-asian="7pt" style:font-size-complex="7pt"/>
    </style:style>
    <style:style style:name="T53" style:family="text">
      <style:text-properties style:font-name="Calibri"/>
    </style:style>
    <style:style style:name="T54" style:family="text">
      <style:text-properties style:font-name="Calibri" fo:font-size="10pt" fo:font-weight="bold" style:font-size-asian="10pt" style:font-weight-asian="bold" style:font-size-complex="10pt" style:font-weight-complex="bold"/>
    </style:style>
    <style:style style:name="T55" style:family="text">
      <style:text-properties style:font-name="Calibri" fo:font-size="10pt" style:text-underline-style="none" fo:font-weight="normal" style:font-size-asian="10pt" style:font-weight-asian="normal" style:font-size-complex="10pt" style:font-weight-complex="normal"/>
    </style:style>
    <style:style style:name="T56" style:family="text">
      <style:text-properties style:font-name="Calibri" fo:font-size="7pt" style:font-size-asian="7pt" style:font-size-complex="7pt"/>
    </style:style>
    <style:style style:name="T57" style:family="text">
      <style:text-properties style:font-name="Calibri" fo:font-size="7pt" style:text-underline-style="none" fo:font-weight="normal" style:font-size-asian="7pt" style:font-weight-asian="normal" style:font-size-complex="7pt" style:font-weight-complex="normal"/>
    </style:style>
    <style:style style:name="T58" style:family="text">
      <style:text-properties style:font-name="Calibri" fo:font-size="7pt" style:text-underline-style="none" fo:font-weight="bold" style:font-size-asian="7pt" style:font-weight-asian="bold" style:font-size-complex="7pt" style:font-weight-complex="bold"/>
    </style:style>
    <style:style style:name="T59" style:family="text">
      <style:text-properties style:font-name="Calibri" fo:font-size="7pt" style:text-underline-style="none" style:font-size-asian="7pt" style:font-size-complex="7pt"/>
    </style:style>
    <style:style style:name="T60" style:family="text">
      <style:text-properties style:font-name="Calibri" style:text-underline-style="none" fo:font-weight="normal" style:font-weight-asian="normal" style:font-weight-complex="normal"/>
    </style:style>
    <style:style style:name="T61" style:family="text">
      <style:text-properties style:font-name="Calibri" style:text-underline-style="none" fo:font-weight="bold" style:font-weight-asian="bold" style:font-weight-complex="bold"/>
    </style:style>
    <style:style style:name="T62" style:family="text">
      <style:text-properties style:font-name="Calibri" style:text-underline-style="solid" style:text-underline-width="auto" style:text-underline-color="font-color" fo:font-weight="bold" style:font-weight-asian="bold" style:font-weight-complex="bold"/>
    </style:style>
    <style:style style:name="T63" style:family="text">
      <style:text-properties style:font-size-asian="10pt"/>
    </style:style>
    <style:style style:name="T64" style:family="text">
      <style:text-properties style:font-weight-asian="bold"/>
    </style:style>
    <style:style style:name="T65"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8</text:p>
      <text:p text:style-name="P4"/>
      <text:p text:style-name="P4">Java 8 was introduced in 2014. It has many advanced features which powers the Java programming, whose major focus is towards functional programming ,which enforces to inline method definition.</text:p>
      <text:p text:style-name="P4">Java 8 features are:</text:p>
      <text:list xml:id="list30723519" text:style-name="L1">
        <text:list-item>
          <text:p text:style-name="P5">Lambda expression</text:p>
        </text:list-item>
        <text:list-item>
          <text:p text:style-name="P5">Functional interface</text:p>
        </text:list-item>
        <text:list-item>
          <text:p text:style-name="P5">Method references</text:p>
        </text:list-item>
        <text:list-item>
          <text:p text:style-name="P5">Stream</text:p>
        </text:list-item>
        <text:list-item>
          <text:p text:style-name="P5">Date API</text:p>
        </text:list-item>
      </text:list>
      <text:p text:style-name="P4"/>
      <text:p text:style-name="P4"><text:tab/><text:span text:style-name="T2">Lambda Expression</text:span>: It is a notation used to represent a function which is anonymous in nature and can be defined in different ways:</text:p>
      <text:p text:style-name="P2"><text:span text:style-name="Source_20_Text"><text:span text:style-name="T54"><text:tab/><text:tab/>either</text:span></text:span></text:p>
      <text:p text:style-name="P2"><text:span text:style-name="Source_20_Text"><text:span text:style-name="T54"><text:tab/><text:tab/><text:tab/>(parameters) -&gt; expression</text:span></text:span></text:p>
      <text:p text:style-name="P2"><text:span text:style-name="Source_20_Text"><text:span text:style-name="T54"><text:tab/><text:tab/>or</text:span></text:span></text:p>
      <text:p text:style-name="P2"><text:span text:style-name="Source_20_Text"><text:span text:style-name="T54"><text:tab/><text:tab/><text:tab/>(parameters) -&gt; { statements; }</text:span></text:span></text:p>
      <text:p text:style-name="P2"><text:span text:style-name="Source_20_Text"><text:span text:style-name="T54"><text:tab/><text:tab/>or </text:span></text:span></text:p>
      <text:p text:style-name="P2"><text:span text:style-name="Source_20_Text"><text:span text:style-name="T54"><text:tab/><text:tab/><text:tab/>() -&gt; expression</text:span></text:span></text:p>
      <text:p text:style-name="P4"/>
      <text:p text:style-name="P4">With the help of lambda expression we can define predicate:</text:p>
      <text:p text:style-name="Standard"><text:span text:style-name="Source_20_Text"><text:span text:style-name="T54"><text:tab/><text:tab/></text:span></text:span><text:span text:style-name="Source_20_Text"><text:span text:style-name="T34">public</text:span></text:span><text:span text:style-name="Source_20_Text"><text:span text:style-name="T19"> </text:span></text:span><text:span text:style-name="Source_20_Text"><text:span text:style-name="T34">static</text:span></text:span><text:span text:style-name="Source_20_Text"><text:span text:style-name="T19"> </text:span></text:span><text:span text:style-name="Source_20_Text"><text:span text:style-name="T20">Predicate</text:span></text:span><text:span text:style-name="Source_20_Text"><text:span text:style-name="T19">&lt;</text:span></text:span><text:span text:style-name="Source_20_Text"><text:span text:style-name="T20">Employee</text:span></text:span><text:span text:style-name="Source_20_Text"><text:span text:style-name="T19">&gt; isAdultMale() </text:span></text:span></text:p>
      <text:p text:style-name="P19"><text:tab/><text:tab/>{</text:p>
      <text:p text:style-name="P21"><text:span text:style-name="T15"><text:tab/><text:tab/></text:span><text:span text:style-name="T31">return</text:span><text:span text:style-name="T8"> p -&gt; p.getAge() &gt; 21 &amp;&amp; p.getGender().equalsIgnoreCase(</text:span><text:span text:style-name="T45">"M"</text:span><text:span text:style-name="T8">);</text:span></text:p>
      <text:p text:style-name="P22"><text:span text:style-name="T9"><text:tab/><text:tab/>}</text:span></text:p>
      <text:p text:style-name="P4"/>
      <text:p text:style-name="P4"><text:s/>Define functional interface and can perform other manipulations:</text:p>
      <text:p text:style-name="P17"><text:tab/><text:tab/><text:span text:style-name="T7">// Without Lambda Expression </text:span></text:p>
      <text:p text:style-name="P21"><text:span text:style-name="T8"><text:tab/><text:tab/>Thread </text:span><text:span text:style-name="T26">t1</text:span><text:span text:style-name="T8">=</text:span><text:span text:style-name="T31">new</text:span><text:span text:style-name="T8"> Thread(</text:span><text:span text:style-name="T31">new</text:span><text:span text:style-name="T8"> Runnable(){</text:span></text:p>
      <text:p text:style-name="P21"><text:span text:style-name="T8"><text:tab/><text:tab/><text:tab/></text:span><text:span text:style-name="T31">public</text:span><text:span text:style-name="T8"> </text:span><text:span text:style-name="T31">void</text:span><text:span text:style-name="T8"> run(){</text:span></text:p>
      <text:p text:style-name="P21"><text:span text:style-name="T8"><text:tab/><text:tab/><text:tab/><text:tab/>System.</text:span><text:span text:style-name="T36">out</text:span><text:span text:style-name="T8">.println(</text:span><text:span text:style-name="T45">"Inside RUN method"</text:span><text:span text:style-name="T8">);</text:span></text:p>
      <text:p text:style-name="P19"><text:tab/><text:tab/><text:tab/>}</text:p>
      <text:p text:style-name="P19"><text:tab/><text:tab/>});</text:p>
      <text:p text:style-name="P19"><text:tab/><text:tab/></text:p>
      <text:p text:style-name="P21"><text:span text:style-name="T8"><text:tab/><text:tab/></text:span><text:span text:style-name="T48">//With Lambda Expression</text:span></text:p>
      <text:p text:style-name="P21"><text:span text:style-name="T8"><text:tab/><text:tab/>Thread </text:span><text:span text:style-name="T26">t2</text:span><text:span text:style-name="T8">=</text:span><text:span text:style-name="T31">new</text:span><text:span text:style-name="T8"> Thread(()-&gt;{</text:span></text:p>
      <text:p text:style-name="P21"><text:span text:style-name="T8"><text:tab/><text:tab/><text:tab/>System.</text:span><text:span text:style-name="T36">out</text:span><text:span text:style-name="T8">.println(</text:span><text:span text:style-name="T45">"Inside Runnable Run"</text:span><text:span text:style-name="T8">);</text:span></text:p>
      <text:p text:style-name="P22"><text:span text:style-name="T9"><text:tab/><text:tab/>});</text:span></text:p>
      <text:p text:style-name="P22"><text:span text:style-name="T9"/></text:p>
      <text:p text:style-name="P4"><text:s/>Predicates with regex can be created with it:</text:p>
      <text:p text:style-name="P20"><text:span text:style-name="T8"><text:tab/><text:tab/></text:span><text:span text:style-name="T49">// Compile </text:span><text:span text:style-name="T50">regex</text:span><text:span text:style-name="T49"> as predicate</text:span></text:p>
      <text:p text:style-name="P21"><text:span text:style-name="T8"><text:s text:c="4"/><text:tab/><text:tab/></text:span><text:span text:style-name="T10">Predicate</text:span><text:span text:style-name="T8">&lt;String&gt; </text:span><text:span text:style-name="T35">emailFilter</text:span><text:span text:style-name="T8"> = </text:span><text:span text:style-name="T10">Pattern</text:span><text:span text:style-name="T8">.compile(</text:span><text:span text:style-name="T45">"^(.+)@example.com$"</text:span><text:span text:style-name="T8">).asPredicate();</text:span></text:p>
      <text:p text:style-name="P21"><text:span text:style-name="T8"><text:s/><text:tab/><text:tab/></text:span><text:span text:style-name="T48">// Apply predicate filter</text:span></text:p>
      <text:p text:style-name="P22"><text:span text:style-name="T9"><text:s text:c="3"/><text:tab/><text:tab/> List&lt;String&gt; </text:span><text:span text:style-name="T44">desiredEmails</text:span><text:span text:style-name="T9"> = </text:span><text:span text:style-name="T11">emails</text:span><text:span text:style-name="T9">.stream().filter(</text:span><text:span text:style-name="T43">emailFilter</text:span><text:span text:style-name="T9">).collect(Collectors.&lt;String&gt;</text:span><text:span text:style-name="T12">toList</text:span><text:span text:style-name="T9">());</text:span></text:p>
      <text:p text:style-name="P22"><text:span text:style-name="T9"/></text:p>
      <text:p text:style-name="P4"><text:s/>Lambda expressions can be used in sorting as well as comparing:</text:p>
      <text:p text:style-name="P17"><text:tab/><text:tab/><text:span text:style-name="T7">/*</text:span></text:p>
      <text:p text:style-name="P18"><text:s text:c="8"/><text:tab/><text:tab/>Sort map By Key</text:p>
      <text:p text:style-name="P18"><text:s text:c="9"/><text:tab/><text:tab/>*/</text:p>
      <text:p text:style-name="P21"><text:span text:style-name="T8"><text:tab/><text:tab/></text:span><text:span text:style-name="T38">mapStr</text:span><text:span text:style-name="T8">=</text:span><text:span text:style-name="T38">mapStr</text:span><text:span text:style-name="T8">.entrySet().stream().sorted(Map.Entry.</text:span><text:span text:style-name="T13">comparingByKey</text:span><text:span text:style-name="T8">()).collect(</text:span></text:p>
      <text:p text:style-name="P21"><text:span text:style-name="T8"><text:s text:c="16"/>Collectors.</text:span><text:span text:style-name="T13">toMap</text:span><text:span text:style-name="T8">(Map.Entry::getKey,Map.Entry::getValue,(</text:span><text:span text:style-name="T25">oldKey</text:span><text:span text:style-name="T8">,</text:span><text:span text:style-name="T25">newKey</text:span><text:span text:style-name="T8">)-&gt;</text:span><text:span text:style-name="T25">oldKey</text:span><text:span text:style-name="T8">, LinkedHashMap::</text:span><text:span text:style-name="T31">new</text:span><text:span text:style-name="T8">));</text:span></text:p>
      <text:p text:style-name="P21"><text:span text:style-name="T8"><text:tab/><text:tab/></text:span><text:span text:style-name="T48">/*</text:span></text:p>
      <text:p text:style-name="P18"><text:tab/><text:tab/> * Sort By Value</text:p>
      <text:p text:style-name="P18"><text:tab/><text:tab/> */</text:p>
      <text:p text:style-name="P21"><text:span text:style-name="T8"><text:tab/><text:tab/></text:span><text:span text:style-name="T38">mapStr</text:span><text:span text:style-name="T8">.entrySet().stream().sorted(Map.Entry.</text:span><text:span text:style-name="T13">comparingByValue</text:span><text:span text:style-name="T8">()).collect(</text:span></text:p>
      <text:p text:style-name="P21"><text:span text:style-name="T8"><text:s text:c="16"/>Collectors.</text:span><text:span text:style-name="T13">toMap</text:span><text:span text:style-name="T8">(Map.Entry::getKey,Map.Entry::getValue,(</text:span><text:span text:style-name="T25">oldKey</text:span><text:span text:style-name="T8">,</text:span><text:span text:style-name="T25">newKey</text:span><text:span text:style-name="T8">)-&gt;</text:span><text:span text:style-name="T25">oldKey</text:span><text:span text:style-name="T8">, LinkedHashMap::</text:span><text:span text:style-name="T31">new</text:span><text:span text:style-name="T8">));</text:span></text:p>
      <text:p text:style-name="P21"><text:span text:style-name="T8"><text:tab/><text:tab/></text:span><text:span text:style-name="T48">/*</text:span></text:p>
      <text:p text:style-name="P18"><text:tab/><text:tab/> * If map has list of objects or (persistent object) as value</text:p>
      <text:p text:style-name="P18"><text:tab/><text:tab/> */</text:p>
      <text:p text:style-name="P19"><text:tab/><text:tab/></text:p>
      <text:p text:style-name="P22"><text:span text:style-name="T9"><text:tab/><text:tab/></text:span><text:span text:style-name="T39">mapStr</text:span><text:span text:style-name="T9">.entrySet().forEach(</text:span><text:span text:style-name="T27">v</text:span><text:span text:style-name="T9">-&gt;</text:span><text:span text:style-name="T27">v</text:span><text:span text:style-name="T9">.getValue().</text:span><text:span text:style-name="T11">sort</text:span><text:span text:style-name="T9">(Comparator.</text:span><text:span text:style-name="T12">comparing</text:span><text:span text:style-name="T9">(n-&gt;n.getEmpName())));</text:span></text:p>
      <text:p text:style-name="P22"><text:span text:style-name="T9"/></text:p>
      <text:p text:style-name="P4">It reduces the coding efforts and enhances the <text:s/>performance.</text:p>
      <text:p text:style-name="P17"><text:tab/><text:tab/><text:span text:style-name="T7">//iterate over map</text:span></text:p>
      <text:p text:style-name="P21"><text:span text:style-name="T8"><text:tab/><text:tab/></text:span><text:span text:style-name="T38">mapStr</text:span><text:span text:style-name="T8">.forEach((</text:span><text:span text:style-name="T25">k</text:span><text:span text:style-name="T8">,</text:span><text:span text:style-name="T25">v</text:span><text:span text:style-name="T8">)-&gt;{System.</text:span><text:span text:style-name="T36">out</text:span><text:span text:style-name="T8">.println(</text:span><text:span text:style-name="T45">"Key :"</text:span><text:span text:style-name="T8">+</text:span><text:span text:style-name="T25">k</text:span><text:span text:style-name="T8">+</text:span><text:span text:style-name="T45">" Value: "</text:span><text:span text:style-name="T8">+</text:span><text:span text:style-name="T25">v</text:span><text:span text:style-name="T8">);});</text:span></text:p>
      <text:p text:style-name="P19"><text:tab/><text:tab/></text:p>
      <text:p text:style-name="P21"><text:span text:style-name="T8"><text:tab/><text:tab/></text:span><text:span text:style-name="T48">//iterate over list</text:span></text:p>
      <text:p text:style-name="P21"><text:span text:style-name="T8"><text:tab/><text:tab/></text:span><text:span text:style-name="T38">listStr</text:span><text:span text:style-name="T8">.forEach((</text:span><text:span text:style-name="T25">v</text:span><text:span text:style-name="T8">)-&gt;{</text:span></text:p>
      <text:p text:style-name="P21"><text:span text:style-name="T8"><text:tab/><text:tab/><text:tab/>System.</text:span><text:span text:style-name="T36">out</text:span><text:span text:style-name="T8">.println(</text:span><text:span text:style-name="T45">" Value: "</text:span><text:span text:style-name="T8">+</text:span><text:span text:style-name="T25">v</text:span><text:span text:style-name="T8">);</text:span></text:p>
      <text:p text:style-name="P22"><text:span text:style-name="T9"><text:tab/><text:tab/>});</text:span></text:p>
      <text:p text:style-name="P4"><text:tab/><text:span text:style-name="T2">Functional Interface</text:span>: It makes an interface different than other that it contains only one abstract method.</text:p>
      <text:p text:style-name="P20"><text:span text:style-name="T33"><text:tab/><text:tab/></text:span><text:span text:style-name="T52">@</text:span><text:span text:style-name="T23">FunctionalInterface</text:span></text:p>
      <text:p text:style-name="P21"><text:span text:style-name="T8"><text:tab/><text:tab/></text:span><text:span text:style-name="T31">public</text:span><text:span text:style-name="T8"> </text:span><text:span text:style-name="T31">interface</text:span><text:span text:style-name="T8"> MyFirstFunctionalInterface {</text:span></text:p>
      <text:p text:style-name="P21"><text:span text:style-name="T8"><text:tab/><text:tab/></text:span><text:span text:style-name="T31">public</text:span><text:span text:style-name="T8"> </text:span><text:span text:style-name="T31">void</text:span><text:span text:style-name="T8"> firstWork();</text:span></text:p>
      <text:p text:style-name="P22"><text:span text:style-name="T9"><text:tab/><text:tab/>}</text:span></text:p>
      <text:p text:style-name="P4"><text:soft-page-break/><text:s/>It may have several other default methods and can override methods belonging to parent class:</text:p>
      <text:p text:style-name="P10"><text:tab/><text:tab/>@FunctionalInterface</text:p>
      <text:p text:style-name="P21"><text:span text:style-name="T8"><text:tab/><text:tab/></text:span><text:span text:style-name="T31">public</text:span><text:span text:style-name="T8"> </text:span><text:span text:style-name="T31">interface</text:span><text:span text:style-name="T8"> MyFirstFunctionalInterface {</text:span></text:p>
      <text:p text:style-name="P21"><text:span text:style-name="T8"><text:tab/><text:tab/></text:span><text:span text:style-name="T31">public</text:span><text:span text:style-name="T8"> </text:span><text:span text:style-name="T31">void</text:span><text:span text:style-name="T8"> firstWork();</text:span></text:p>
      <text:p text:style-name="P21"><text:span text:style-name="T8"><text:tab/><text:tab/></text:span><text:span text:style-name="T51">@Override</text:span></text:p>
      <text:p text:style-name="P21"><text:span text:style-name="T8"><text:tab/><text:tab/></text:span><text:span text:style-name="T31">public</text:span><text:span text:style-name="T8"> String toString(); <text:s text:c="15"/></text:span><text:span text:style-name="T48">//Overridden from Object class</text:span></text:p>
      <text:p text:style-name="P21"><text:span text:style-name="T8"><text:tab/><text:tab/></text:span><text:span text:style-name="T51">@Override</text:span></text:p>
      <text:p text:style-name="P21"><text:span text:style-name="T8"><text:tab/><text:tab/></text:span><text:span text:style-name="T31">public</text:span><text:span text:style-name="T8"> </text:span><text:span text:style-name="T31">boolean</text:span><text:span text:style-name="T8"> equals(Object </text:span><text:span text:style-name="T25">obj</text:span><text:span text:style-name="T8">); <text:s text:c="7"/></text:span><text:span text:style-name="T48">//Overridden from Object class</text:span></text:p>
      <text:p text:style-name="P22"><text:span text:style-name="T9"><text:tab/><text:tab/>}</text:span></text:p>
      <text:p text:style-name="P4"><text:s/>@FunctionalInterface is an annotation used to define an interface which forces the interface to follow the functional interface property. With help of lambda expression functional interface can be overridden. If any interface having one abstract method , can be overridden by lambda expression. </text:p>
      <text:p text:style-name="P4"/>
      <text:list xml:id="list31567983" text:continue-numbering="true" text:style-name="L1">
        <text:list-header>
          <text:p text:style-name="P6">Method references: <text:span text:style-name="T4"><text:s/>Methods,constructors can be called with help of class name.</text:span></text:p>
        </text:list-header>
      </text:list>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Method Reference</text:p>
          </table:table-cell>
          <table:table-cell table:style-name="Table1.A1" office:value-type="string">
            <text:p text:style-name="P24">Description</text:p>
          </table:table-cell>
          <table:table-cell table:style-name="Table1.A1" office:value-type="string">
            <text:p text:style-name="P24">Example</text:p>
          </table:table-cell>
        </table:table-row>
        <table:table-row>
          <table:table-cell table:style-name="Table1.A1" office:value-type="string">
            <text:p text:style-name="Table_20_Contents"><text:span text:style-name="T56">Reference to </text:span><text:span text:style-name="Strong_20_Emphasis"><text:span text:style-name="T56">static method</text:span></text:span></text:p>
          </table:table-cell>
          <table:table-cell table:style-name="Table1.A1" office:value-type="string">
            <text:p text:style-name="P23">Used to refer static methods from a class</text:p>
          </table:table-cell>
          <table:table-cell table:style-name="Table1.A1" office:value-type="string">
            <text:p text:style-name="Table_20_Contents"><text:span text:style-name="Source_20_Text"><text:span text:style-name="T56">Math::max</text:span></text:span><text:span text:style-name="T56"> equivalent to </text:span><text:span text:style-name="Source_20_Text"><text:span text:style-name="T56">Math.max(x,y)</text:span></text:span></text:p>
          </table:table-cell>
        </table:table-row>
        <table:table-row>
          <table:table-cell table:style-name="Table1.A1" office:value-type="string">
            <text:p text:style-name="Table_20_Contents"><text:span text:style-name="T56">Reference to </text:span><text:span text:style-name="Strong_20_Emphasis"><text:span text:style-name="T56">instance method from instance</text:span></text:span></text:p>
          </table:table-cell>
          <table:table-cell table:style-name="Table1.A1" office:value-type="string">
            <text:p text:style-name="P23">Refer to an instance method using a reference to the supplied object</text:p>
          </table:table-cell>
          <table:table-cell table:style-name="Table1.A1" office:value-type="string">
            <text:p text:style-name="Table_20_Contents"><text:span text:style-name="Source_20_Text"><text:span text:style-name="T56">System.out::println</text:span></text:span><text:span text:style-name="T56"> equivalent to </text:span><text:span text:style-name="Source_20_Text"><text:span text:style-name="T56">System.out.println(x)</text:span></text:span></text:p>
          </table:table-cell>
        </table:table-row>
        <table:table-row>
          <table:table-cell table:style-name="Table1.A1" office:value-type="string">
            <text:p text:style-name="Table_20_Contents"><text:span text:style-name="T56">Reference to </text:span><text:span text:style-name="Strong_20_Emphasis"><text:span text:style-name="T56">instance method from class type</text:span></text:span></text:p>
          </table:table-cell>
          <table:table-cell table:style-name="Table1.A1" office:value-type="string">
            <text:p text:style-name="P23">Invoke the instance method on a reference to an object supplied by the context</text:p>
          </table:table-cell>
          <table:table-cell table:style-name="Table1.A1" office:value-type="string">
            <text:p text:style-name="Table_20_Contents"><text:span text:style-name="Source_20_Text"><text:span text:style-name="T56">String::length</text:span></text:span><text:span text:style-name="T56"> equivalent to </text:span><text:span text:style-name="Source_20_Text"><text:span text:style-name="T56">str.length()</text:span></text:span></text:p>
          </table:table-cell>
        </table:table-row>
        <table:table-row>
          <table:table-cell table:style-name="Table1.A1" office:value-type="string">
            <text:p text:style-name="Table_20_Contents"><text:span text:style-name="T56">Reference to </text:span><text:span text:style-name="Strong_20_Emphasis"><text:span text:style-name="T56">constructor</text:span></text:span></text:p>
          </table:table-cell>
          <table:table-cell table:style-name="Table1.A1" office:value-type="string">
            <text:p text:style-name="P23">Reference to a constructor</text:p>
          </table:table-cell>
          <table:table-cell table:style-name="Table1.A1" office:value-type="string">
            <text:p text:style-name="Table_20_Contents"><text:span text:style-name="Source_20_Text"><text:span text:style-name="T56">ArrayList::new</text:span></text:span><text:span text:style-name="T56"> equivalent to </text:span><text:span text:style-name="Source_20_Text"><text:span text:style-name="T56">new ArrayList()</text:span></text:span></text:p>
          </table:table-cell>
        </table:table-row>
      </table:table>
      <text:p text:style-name="P7"/>
      <text:list xml:id="list31538187" text:continue-numbering="true" text:style-name="L1">
        <text:list-item>
          <text:list>
            <text:list-item>
              <text:list>
                <text:list-item>
                  <text:list>
                    <text:list-item>
                      <text:list>
                        <text:list-item>
                          <text:list>
                            <text:list-item>
                              <text:list>
                                <text:list-item>
                                  <text:list>
                                    <text:list-header>
                                      <text:p text:style-name="P11"><text:span text:style-name="T61"><text:s text:c="12"/></text:span><text:span text:style-name="T62">Stream:</text:span><text:span text:style-name="T61"> </text:span><text:span text:style-name="T60"><text:s/>Streams are source of information which are structureless and loads on demand , improves the performance without changing the source. We can create stream in number of ways :</text:span></text:p>
                                      <text:list>
                                        <text:list-item>
                                          <text:list>
                                            <text:list-header>
                                              <text:p text:style-name="P11"><text:span text:style-name="T57"><text:s text:c="39"/></text:span><text:span text:style-name="T58"><text:s/>1-Using Stream.of(val1, val2, val3….)</text:span></text:p>
                                            </text:list-header>
                                          </text:list>
                                          <text:p text:style-name="P12"><text:span text:style-name="T59"><text:s text:c="40"/>2-Using Stream.of(arrayOfElements)</text:span></text:p>
                                        </text:list-item>
                                      </text:list>
                                      <text:p text:style-name="P12"><text:span text:style-name="T59"><text:s text:c="40"/>3-Using someList.stream()</text:span></text:p>
                                    </text:list-header>
                                  </text:list>
                                </text:list-item>
                              </text:list>
                            </text:list-item>
                          </text:list>
                        </text:list-item>
                      </text:list>
                    </text:list-item>
                  </text:list>
                </text:list-item>
              </text:list>
            </text:list-item>
          </text:list>
        </text:list-item>
      </text:list>
      <text:p text:style-name="P1"><text:span text:style-name="T55"/></text:p>
      <text:list xml:id="list31552615" text:continue-numbering="true" text:style-name="L1">
        <text:list-item>
          <text:list>
            <text:list-item>
              <text:list>
                <text:list-item>
                  <text:list>
                    <text:list-item>
                      <text:list>
                        <text:list-item>
                          <text:list>
                            <text:list-item>
                              <text:list>
                                <text:list-item>
                                  <text:list>
                                    <text:list-header>
                                      <text:p text:style-name="P13"><text:span text:style-name="T4"><text:s/>A stream is divided in parts: intermediate functions and terminal operation . </text:span></text:p>
                                      <text:p text:style-name="P13"><text:span text:style-name="T4">Intermediate functions return stream so we can perform several intermediate operations that is pipeline:</text:span></text:p>
                                      <text:list text:continue-numbering="true">
                                        <text:list-header>
                                          <text:p text:style-name="P13"><text:span text:style-name="T4">1- filter()</text:span><text:span text:style-name="T3"> </text:span><text:span text:style-name="T4">:</text:span></text:p>
                                          <text:p text:style-name="P15"><text:span text:style-name="T40"><text:s text:c="38"/>listStr</text:span><text:span text:style-name="T16">.stream().filter((</text:span><text:span text:style-name="T29">s</text:span><text:span text:style-name="T16">) -&gt; </text:span><text:span text:style-name="T29">s</text:span><text:span text:style-name="T16">.startsWith(</text:span><text:span text:style-name="T46">"A"</text:span><text:span text:style-name="T16">))</text:span><text:span text:style-name="T9">.forEach(System.</text:span><text:span text:style-name="T37">out</text:span><text:span text:style-name="T9">::println);</text:span></text:p>
                                          <text:p text:style-name="P16"><text:span text:style-name="T18">2-map()</text:span><text:span text:style-name="T9"> :</text:span></text:p>
                                          <text:p text:style-name="P15"><text:span text:style-name="T39"><text:s text:c="38"/>listStr</text:span><text:span text:style-name="T9">.stream().filter((</text:span><text:span text:style-name="T27">s</text:span><text:span text:style-name="T9">) -&gt; </text:span><text:span text:style-name="T27">s</text:span><text:span text:style-name="T9">.startsWith(</text:span><text:span text:style-name="T47">"A"</text:span><text:span text:style-name="T9">)).map(String::toUpperCase).forEach(System.</text:span><text:span text:style-name="T37">out</text:span><text:span text:style-name="T9">::println);</text:span></text:p>
                                          <text:p text:style-name="P14"><text:span text:style-name="T9">3-</text:span><text:span text:style-name="T9">sorted()</text:span></text:p>
                                          <text:p text:style-name="P15"><text:span text:style-name="T12"><text:s text:c="38"/></text:span><text:span text:style-name="T39">listStr</text:span><text:span text:style-name="T9">.stream().sorted().map(String::toUpperCase).forEach(System.</text:span><text:span text:style-name="T37">out</text:span><text:span text:style-name="T9">::println);</text:span></text:p>
                                        </text:list-header>
                                      </text:list>
                                      <text:p text:style-name="P13"><text:span text:style-name="T4"><text:s/>Terminal operation gives the result or aggregation. <text:s/></text:span></text:p>
                                    </text:list-header>
                                  </text:list>
                                </text:list-item>
                              </text:list>
                            </text:list-item>
                          </text:list>
                        </text:list-item>
                      </text:list>
                    </text:list-item>
                  </text:list>
                </text:list-item>
              </text:list>
            </text:list-item>
          </text:list>
        </text:list-item>
      </text:list>
      <text:p text:style-name="P4"/>
      <text:p text:style-name="P4">1-forEach():</text:p>
      <text:p text:style-name="P8"><text:span text:style-name="T38"><text:tab/><text:tab/>listStr</text:span><text:span text:style-name="T8">.forEach(System.</text:span><text:span text:style-name="T36">out</text:span><text:span text:style-name="T8">::println);</text:span></text:p>
      <text:p text:style-name="P4">2-collect():</text:p>
      <text:p text:style-name="P9"><text:span text:style-name="T9"><text:tab/><text:tab/>List&lt;String&gt; </text:span><text:span text:style-name="T30">memNamesInUppercase</text:span><text:span text:style-name="T9"> = </text:span><text:span text:style-name="T39">listStr</text:span><text:span text:style-name="T9">.stream().sorted().map(String::toUpperCase).collect(Collectors.</text:span><text:span text:style-name="T12">toList</text:span><text:span text:style-name="T9">());</text:span></text:p>
      <text:p text:style-name="P4">3-match():</text:p>
      <text:p text:style-name="P8"><text:span text:style-name="T31"><text:tab/><text:tab/>boolean</text:span><text:span text:style-name="T8"> </text:span><text:span text:style-name="T25">matchedResult</text:span><text:span text:style-name="T8"> = </text:span><text:span text:style-name="T38">listStr</text:span><text:span text:style-name="T8">.stream().anyMatch((</text:span><text:span text:style-name="T25">s</text:span><text:span text:style-name="T8">) -&gt; </text:span><text:span text:style-name="T25">s</text:span><text:span text:style-name="T8">.startsWith(</text:span><text:span text:style-name="T45">"A"</text:span><text:span text:style-name="T8">));</text:span></text:p>
      <text:p text:style-name="P21"><text:span text:style-name="T8"><text:tab/><text:tab/>System.</text:span><text:span text:style-name="T36">out</text:span><text:span text:style-name="T8">.println(</text:span><text:span text:style-name="T25">matchedResult</text:span><text:span text:style-name="T8">);</text:span></text:p>
      <text:p text:style-name="P21"><text:span text:style-name="T25"><text:tab/><text:tab/>matchedResult</text:span><text:span text:style-name="T8"> = </text:span><text:span text:style-name="T38">listStr</text:span><text:span text:style-name="T8">.stream().allMatch((</text:span><text:span text:style-name="T25">s</text:span><text:span text:style-name="T8">) -&gt; </text:span><text:span text:style-name="T25">s</text:span><text:span text:style-name="T8">.startsWith(</text:span><text:span text:style-name="T45">"A"</text:span><text:span text:style-name="T8">));</text:span></text:p>
      <text:p text:style-name="P21"><text:span text:style-name="T8"><text:tab/><text:tab/>System.</text:span><text:span text:style-name="T36">out</text:span><text:span text:style-name="T8">.println(</text:span><text:span text:style-name="T25">matchedResult</text:span><text:span text:style-name="T8">);</text:span></text:p>
      <text:p text:style-name="P22"><text:span text:style-name="T27"><text:tab/><text:tab/>matchedResult</text:span><text:span text:style-name="T9"> = </text:span><text:span text:style-name="T39">listStr</text:span><text:span text:style-name="T9">.stream().noneMatch((</text:span><text:span text:style-name="T27">s</text:span><text:span text:style-name="T9">) -&gt; </text:span><text:span text:style-name="T27">s</text:span><text:span text:style-name="T9">.startsWith(</text:span><text:span text:style-name="T47">"A"</text:span><text:span text:style-name="T9">));</text:span></text:p>
      <text:p text:style-name="P4"/>
      <text:p text:style-name="P4">4-count():</text:p>
      <text:p text:style-name="P9"><text:span text:style-name="T32"><text:tab/><text:tab/>long</text:span><text:span text:style-name="T9"> </text:span><text:span text:style-name="T30">totalMatched</text:span><text:span text:style-name="T9"> = </text:span><text:span text:style-name="T39">listStr</text:span><text:span text:style-name="T9">.stream().filter((</text:span><text:span text:style-name="T27">s</text:span><text:span text:style-name="T9">) -&gt; </text:span><text:span text:style-name="T27">s</text:span><text:span text:style-name="T9">.startsWith(</text:span><text:span text:style-name="T47">"A"</text:span><text:span text:style-name="T9">)).count();</text:span></text:p>
      <text:p text:style-name="P4">5-findFirst():</text:p>
      <text:p text:style-name="P9"><text:span text:style-name="T17"><text:tab/><text:tab/>String </text:span><text:span text:style-name="T30">firstMatchedName</text:span><text:span text:style-name="T17"> = </text:span><text:span text:style-name="T42">listStr</text:span><text:span text:style-name="T17">.stream()</text:span><text:span text:style-name="T9">.filter((</text:span><text:span text:style-name="T27">s</text:span><text:span text:style-name="T9">) -&gt; </text:span><text:span text:style-name="T27">s</text:span><text:span text:style-name="T9">.startsWith(</text:span><text:span text:style-name="T47">"L"</text:span><text:span text:style-name="T9">)).findFirst().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173in" fo:margin-bottom="0.1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cxzc </meta:initial-creator>
    <meta:creation-date>2018-09-12T23:25:14.47</meta:creation-date>
    <dc:date>2018-09-16T11:35:47.80</dc:date>
    <dc:creator>xcxzc </dc:creator>
    <meta:editing-duration>PT1H33M8S</meta:editing-duration>
    <meta:editing-cycles>23</meta:editing-cycles>
    <meta:generator>OpenOffice.org/3.3$Win32 OpenOffice.org_project/330m20$Build-9567</meta:generator>
    <meta:document-statistic meta:table-count="1" meta:image-count="0" meta:object-count="0" meta:page-count="2" meta:paragraph-count="119" meta:word-count="574" meta:character-count="5501"/>
  </office:meta>
</office:document-meta>
</file>